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ulen vergadering 2009-04-17</text:p>
      <text:p text:style-name="Standard"/>
      <text:p text:style-name="Standard">Voorzitter: Jelle</text:p>
      <text:p text:style-name="Standard">Notulist: Leendert</text:p>
      <text:p text:style-name="Standard"/>
      <text:p text:style-name="Standard">Opening vergadering om 09:15</text:p>
      <text:p text:style-name="Standard">De agenda is door iedereen goedgekeurd, met als opmerking dat er nog geen notulen van de vorige keer zijn. Dit onderdeel is dan ook overgeslagen.</text:p>
      <text:p text:style-name="Standard">Momenteel is fase 1 af en moeten we nog beginnen aan fase 2.</text:p>
      <text:p text:style-name="Standard"/>
      <text:p text:style-name="Standard">De aanpak voor fase 2 is als volgt:</text:p>
      <text:p text:style-name="Standard">Taak<text:tab/><text:tab/><text:tab/><text:tab/><text:tab/><text:tab/>Door</text:p>
      <text:p text:style-name="Standard">-Het maken van een algmene opzet<text:tab/><text:tab/>iedereen<text:tab/><text:tab/></text:p>
      <text:p text:style-name="Standard">-Fetch en execute stubs maken<text:tab/><text:tab/>Casper</text:p>
      <text:p text:style-name="Standard">-Opcode lookup tabel maken<text:tab/><text:tab/><text:tab/>Leendert</text:p>
      <text:p text:style-name="Standard">-Alle functies die in de tabel staan maken<text:tab/>Jelle</text:p>
      <text:p text:style-name="Standard">-readProg koppelen aan een extern bestand<text:tab/>Sebastiaan</text:p>
      <text:p text:style-name="Standard">-Decode maken en fouten afhandelen<text:tab/>Chris</text:p>
      <text:p text:style-name="Standard"/>
      <text:p text:style-name="Standard">De volgende vergadering is volgende week vrijdag, 23 april 2009. Dan proberen we in ieder geval alle afgesproken taken af te hebben.</text:p>
      <text:p text:style-name="Standard"/>
      <text:p text:style-name="Standard">Er zijn verder geen opmerkingen</text:p>
      <text:p text:style-name="Standard"/>
      <text:p text:style-name="Standard">De vergadering wordt gesloten om 09: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9-04-22T10:33:35</meta:creation-date>
    <dc:date>2009-04-22T10:39:47</dc:date>
    <meta:editing-cycles>1</meta:editing-cycles>
    <meta:editing-duration>PT6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34" meta:character-count="806"/>
  </office:meta>
</office:document-meta>
</file>